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5"/>
          <table:table-cell>
            <draw:frame table:end-cell-address="'Question 1'.O19" table:end-x="0.2594in" table:end-y="0.0413in" draw:z-index="0" draw:name="Chart 1" draw:style-name="gr1" svg:width="3.5709in" svg:height="3.5406in" svg:x="0.2in" svg:y="0.398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4" table:number-rows-spanned="1">
            <text:p>Why do you develop hardware? (check all that apply)</text:p>
          </table:table-cell>
          <table:covered-table-cell table:style-name="ce2" office:value-type="string">
            <text:p>Why do you develop hardware? (check all that apply)</text:p>
          </table:covered-table-cell>
          <table:covered-table-cell table:style-name="ce2" office:value-type="string">
            <text:p>Why do you develop hardware? (check all that apply)</text:p>
          </table:covered-table-cell>
          <table:covered-table-cell table:style-name="ce2" office:value-type="string">
            <text:p>Why do you develop hardware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11" office:value-type="string">
            <text:p>Response Percent</text:p>
          </table:table-cell>
          <table:table-cell table:style-name="ce11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a business / To make money / It’s my job</text:p>
          </table:table-cell>
          <table:covered-table-cell table:style-name="ce4" office:value-type="string">
            <text:p>As a business / To make money / It’s my job</text:p>
          </table:covered-table-cell>
          <table:table-cell table:style-name="ce12" office:value-type="percentage" office:value="0.447">
            <text:p>44.7%</text:p>
          </table:table-cell>
          <table:table-cell table:style-name="ce13" office:value-type="float" office:value="308">
            <text:p>30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or fun</text:p>
          </table:table-cell>
          <table:covered-table-cell table:style-name="ce4" office:value-type="string">
            <text:p>For fun</text:p>
          </table:covered-table-cell>
          <table:table-cell table:style-name="ce12" office:value-type="percentage" office:value="0.9">
            <text:p>90.0%</text:p>
          </table:table-cell>
          <table:table-cell table:style-name="ce13" office:value-type="float" office:value="620">
            <text:p>62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an act of self-expression</text:p>
          </table:table-cell>
          <table:covered-table-cell table:style-name="ce4" office:value-type="string">
            <text:p>As an act of self-expression</text:p>
          </table:covered-table-cell>
          <table:table-cell table:style-name="ce12" office:value-type="percentage" office:value="0.427">
            <text:p>42.7%</text:p>
          </table:table-cell>
          <table:table-cell table:style-name="ce13" office:value-type="float" office:value="294">
            <text:p>2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provide products that weren’t otherwise available</text:p>
          </table:table-cell>
          <table:covered-table-cell table:style-name="ce4" office:value-type="string">
            <text:p>To provide products that weren’t otherwise available</text:p>
          </table:covered-table-cell>
          <table:table-cell table:style-name="ce12" office:value-type="percentage" office:value="0.595">
            <text:p>59.5%</text:p>
          </table:table-cell>
          <table:table-cell table:style-name="ce13" office:value-type="float" office:value="410">
            <text:p>41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develop my skills / learn more about hardware</text:p>
          </table:table-cell>
          <table:covered-table-cell table:style-name="ce4" office:value-type="string">
            <text:p>To develop my skills / learn more about hardware</text:p>
          </table:covered-table-cell>
          <table:table-cell table:style-name="ce12" office:value-type="percentage" office:value="0.808">
            <text:p>80.8%</text:p>
          </table:table-cell>
          <table:table-cell table:style-name="ce13" office:value-type="float" office:value="557">
            <text:p>55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4" office:value-type="string">
            <text:p>Other (please specify)</text:p>
          </table:covered-table-cell>
          <table:covered-table-cell table:style-name="ce4" office:value-type="float" office:value="45">
            <text:p>45</text:p>
          </table:covered-table-cell>
          <table:table-cell table:style-name="ce14" office:value-type="float" office:value="45">
            <text:p>4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5" office:value-type="string">
            <text:p>answered question</text:p>
          </table:covered-table-cell>
          <table:covered-table-cell table:style-name="ce5" office:value-type="float" office:value="689">
            <text:p>689</text:p>
          </table:covered-table-cell>
          <table:table-cell table:style-name="ce15" office:value-type="float" office:value="689">
            <text:p>68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6" office:value-type="string">
            <text:p>skipped question</text:p>
          </table:covered-table-cell>
          <table:covered-table-cell table:style-name="ce6" office:value-type="float" office:value="155">
            <text:p>155</text:p>
          </table:covered-table-cell>
          <table:table-cell table:style-name="ce16" office:value-type="float" office:value="155">
            <text:p>155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For teaching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search on interaction with devices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 hope to make it my job this year.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s a research tool for my scientific work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to solve a specific problem where no commercial solution was available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Personal need. might as well help others whilst im helping myself!</text:p>
          </table:table-cell>
          <table:table-cell table:number-columns-repeated="1022"/>
        </table:table-row>
        <table:table-row table:style-name="ro5">
          <table:table-cell table:style-name="ce9" office:value-type="float" office:value="7">
            <text:p>7</text:p>
          </table:table-cell>
          <table:table-cell table:style-name="ce10" office:value-type="string">
            <text:p>To make our (software) customers more comfortable with the platform that we use [part of this response<text:span text:style-name="T1"> contained information that may identify the respondent and was removed to protect their anonymity</text:span><text:span text:style-name="T2">]</text:span></text:p>
          </table:table-cell>
          <table:table-cell table:style-name="ce10"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To feed the World!!!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Eventually I expect a business to develop from my work in this area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To work around outrageous tariffs imposed on completed circuits imported into Jordan.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for teching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 made it to solve my problem... so why not share with others.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To prove to myself that no one is better than me, and therefore; no one knows better what I desire in a final product.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School Projects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Ita altruistic - to help <text:s/>others and the community at large - potential huge benefit in developing countries.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In addition, we're trying to start a company out of some of our designs</text:p>
          </table:table-cell>
          <table:table-cell table:number-columns-repeated="102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As a class project</text:p>
          </table:table-cell>
          <table:table-cell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As first steps / exploration of alternate economic models based on local decentralized means of production ownership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Hoping to sell kits based on my designs in the near future.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I love tinkering, and it helps with that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research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For class projects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School Project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Usefulness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ll of the above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To meet others with similar interests, and teach them skills (e.g. low-level embedded programming) that the world seems to regard as less and less important</text:p>
          </table:table-cell>
          <table:table-cell table:number-columns-repeated="1022"/>
        </table:table-row>
        <table:table-row table:style-name="ro5">
          <table:table-cell table:style-name="ce9" office:value-type="float" office:value="27">
            <text:p>27</text:p>
          </table:table-cell>
          <table:table-cell table:style-name="ce10" office:value-type="string">
            <text:p>As part of [part of this response<text:span text:style-name="T1"> contained information that may identify the respondent and was removed to protect their anonymity</text:span><text:span text:style-name="T2">]</text:span>, a 501c3 developing open source spaceflight hardware</text:p>
          </table:table-cell>
          <table:table-cell table:style-name="ce10"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educational curriculum development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It started as an act of self expression, but then an open hardware company hired me, so now it's my job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To teach</text:p>
          </table:table-cell>
          <table:table-cell table:number-columns-repeated="1022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This is my way of changing the world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Maybe a business use will come in the future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Creating an open version of a closed product greatly empowers the end user.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To provide poor comunities with alternatives to marketed products.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to provide alternatives to expensive commercial single function devices.</text:p>
          </table:table-cell>
          <table:table-cell table:number-columns-repeated="1022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My friend needed a thing and wanted my help</text:p>
          </table:table-cell>
          <table:table-cell table:number-columns-repeated="1022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OSHW is my life</text:p>
          </table:table-cell>
          <table:table-cell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to develope open medical devices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To solve problems in an efficient way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work with others in community to help create things I could not do myself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Share, spread the word.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for astronomical instrumentation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Potentially to develop an interest into a business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Some of my projects can be used or are used as examples or shown by educators I know and work with.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To further educate the masses about electronics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percentage-style style:name="N121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4:3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3-02-25T14:34:31</dc:date>
    <meta:editing-cycles>2</meta:editing-cycles>
    <meta:editing-duration>PT00H02M23S</meta:editing-duration>
    <meta:generator>NeoOffice/3.3$Unix OpenOffice.org_project/Patch 0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71cm" svg:height="8.994cm" chart:class="chart:bar" chart:style-name="ch1">
        <chart:title svg:x="0.398cm" svg:y="0.18cm" chart:style-name="ch2">
          <text:p>Why do you develop hardware? (check all that apply)</text:p>
        </chart:title>
        <chart:plot-area chart:style-name="ch3" table:cell-range-address="'Question 1'.A4:'Question 1'.A8 'Question 1'.C4:'Question 1'.C8" chart:data-source-has-labels="column" svg:x="0.181cm" svg:y="0.756cm" svg:width="8.709cm" svg:height="8.059cm">
          <chart:axis chart:dimension="x" chart:name="primary-x" chart:style-name="ch4">
            <chart:categories table:cell-range-address="'Question 1'.A4:'Question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As a business / To make money / It’s my job</text:p>
              </table:table-cell>
              <table:table-cell office:value-type="float" office:value="0.447">
                <text:p text:id="'Question 1'.C4:'Question 1'.C8">0.447</text:p>
              </table:table-cell>
            </table:table-row>
            <table:table-row>
              <table:table-cell office:value-type="string">
                <text:p>For fu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As an act of self-expression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To provide products that weren’t otherwise available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To develop my skills / learn more about hardware</text:p>
              </table:table-cell>
              <table:table-cell office:value-type="float" office:value="0.808">
                <text:p>0.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